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5a58d" officeooo:paragraph-rsid="0075a58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965f5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a3a9c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72fdc9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officeooo:paragraph-rsid="007db0ff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fo:font-size="12pt" officeooo:paragraph-rsid="007db0ff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/>
      <style:text-properties style:font-name="Times New Roman" fo:font-size="12pt" officeooo:rsid="007b86e4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2pt" officeooo:rsid="007b86e4" officeooo:paragraph-rsid="007b86e4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style:font-name="Comic Sans MS" fo:font-size="12pt" officeooo:paragraph-rsid="007db0ff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size="12pt" officeooo:rsid="007db0ff" officeooo:paragraph-rsid="007db0ff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806c97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fdc9" officeooo:paragraph-rsid="006ceb49" style:font-size-asian="12pt" style:font-size-complex="12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db0ff" officeooo:paragraph-rsid="007db0ff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db0ff" officeooo:paragraph-rsid="007db0ff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fa2d1" officeooo:paragraph-rsid="007fa2d1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806c97" officeooo:paragraph-rsid="00806c97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80473b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7db0ff" style:font-size-asian="12pt" style:font-size-complex="12pt"/>
    </style:style>
    <style:style style:name="T1" style:family="text">
      <style:text-properties officeooo:rsid="00726ead"/>
    </style:style>
    <style:style style:name="T2" style:family="text">
      <style:text-properties officeooo:rsid="00794ffc"/>
    </style:style>
    <style:style style:name="T3" style:family="text">
      <style:text-properties officeooo:rsid="007b0ae9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officeooo:rsid="007d9584" style:font-size-asian="10pt"/>
    </style:style>
    <style:style style:name="T6" style:family="text">
      <style:text-properties style:font-name="Monospace" fo:font-size="10pt" officeooo:rsid="0080473b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color="#800000" style:font-name="Monospace" fo:font-size="10pt" fo:background-color="#ffff00" loext:char-shading-value="0" style:font-size-asian="10pt"/>
    </style:style>
    <style:style style:name="T10" style:family="text">
      <style:text-properties officeooo:rsid="007d9584"/>
    </style:style>
    <style:style style:name="T11" style:family="text">
      <style:text-properties officeooo:rsid="007db0ff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officeooo:rsid="0080473b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officeooo:rsid="007d9584" style:font-size-asian="10pt"/>
    </style:style>
    <style:style style:name="T16" style:family="text">
      <style:text-properties fo:font-size="10pt" officeooo:rsid="0080473b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mpte rendu d’activités de Michael Ory</text:p>
      <text:p text:style-name="P27">du 0<text:span text:style-name="T2">2</text:span>/<text:span text:style-name="T1">03</text:span>/201<text:span text:style-name="T1">5</text:span> au <text:span text:style-name="T3">31</text:span>/<text:span text:style-name="T1">03/</text:span>201<text:span text:style-name="T1">5</text:span></text:p>
      <text:p text:style-name="P2"/>
      <text:p text:style-name="P2"/>
      <text:p text:style-name="P2"/>
      <text:p text:style-name="P28"><text:span text:style-name="T10">Conception et implémentation de la première version stateless de Generic System. Les Generic sont désormais stateless. Cette évolution nous a permis de transformer la classe Generic en interface.</text:span></text:p>
      <text:p text:style-name="P28"/>
      <text:p text:style-name="P29"><text:span text:style-name="T11">Implémentation d'un test sur la contrainte de singularité qui montre une anomalie.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8">public void test000_enableSingularConstraint() {</text:span></text:p>
            <text:p text:style-name="P10"><text:span text:style-name="T8"><text:tab/>Root engine = new Root();</text:span></text:p>
            <text:p text:style-name="P10"><text:span text:style-name="T8"><text:tab/>Generic vehicle = engine.addInstance("Vehicle");</text:span></text:p>
            <text:p text:style-name="P10"><text:span text:style-name="T8"><text:tab/>Generic color = engine.addInstance("Color");</text:span></text:p>
            <text:p text:style-name="P10"><text:span text:style-name="T8"><text:tab/>Generic vehicleColor = vehicle.addAttribute("vehicleColor", color);</text:span></text:p>
            <text:p text:style-name="P10"><text:span text:style-name="T8"><text:tab/>vehicleColor.enableSingularConstraint(ApiStatics.BASE_POSITION);</text:span></text:p>
            <text:p text:style-name="P10"><text:span text:style-name="T8"><text:tab/>Generic color2 = engine.addInstance("Color2");</text:span></text:p>
            <text:p text:style-name="P10"><text:span text:style-name="T8"><text:tab/>Generic vehicleColor2 = vehicle.addAttribute("vehicleColor2", color2);</text:span></text:p>
            <text:p text:style-name="P10"><text:span text:style-name="T8"><text:tab/>vehicleColor2.enableSingularConstraint(ApiStatics.BASE_POSITION);</text:span></text:p>
            <text:p text:style-name="P10"><text:span text:style-name="T8"><text:tab/>assert vehicleColor.isSingularConstraintEnabled(0);</text:span></text:p>
            <text:p text:style-name="P10"><text:span text:style-name="T8"><text:tab/>assert vehicleColor2.isSingularConstraintEnabled(0);</text:span></text:p>
            <text:p text:style-name="P11"><text:span text:style-name="T8">}</text:span></text:p>
          </table:table-cell>
        </table:table-row>
      </table:table>
      <text:p text:style-name="P21"/>
      <text:p text:style-name="P16">Résolution de l'anomalie:l'activation des contraintes se fait sur les méta des Generic concernés.</text:p>
      <text:p text:style-name="P16"/>
      <text:p text:style-name="P21">Création de photos 3D afin de montrer la représentation de l'information dans différents billets.</text:p>
      <text:p text:style-name="P2"/>
      <text:p text:style-name="P25">Création du projet gs-default regroupant les interfaces fonctionnelles.</text:p>
      <text:p text:style-name="P25">Déplacement de la couche cache dans gs-kernel et suppression du projet gs-cache.</text:p>
      <text:p text:style-name="P25"/>
      <text:p text:style-name="P26">Réalisation de tests unitaires sur la génération de séquence.</text:p>
      <text:p text:style-name="P17"/>
      <text:p text:style-name="P26">Mise à jour des versions des différents framework.</text:p>
      <text:p text:style-name="P2"/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3-30T15:26:08.341455101</dc:date>
    <meta:editing-duration>P8DT17H58S</meta:editing-duration>
    <meta:editing-cycles>95</meta:editing-cycles>
    <meta:generator>LibreOffice/4.2.8.2$Linux_X86_64 LibreOffice_project/420m0$Build-2</meta:generator>
    <meta:print-date>2014-09-01T12:23:56.943113723</meta:print-date>
    <meta:document-statistic meta:table-count="1" meta:image-count="0" meta:object-count="0" meta:page-count="1" meta:paragraph-count="22" meta:word-count="152" meta:character-count="1390" meta:non-whitespace-character-count="1250"/>
  </office:meta>
</office:document-meta>
</file>